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325cm"/>
    </style:style>
    <style:style style:name="co30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707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828cm"/>
    </style:style>
    <style:style style:name="co43" style:family="table-column">
      <style:table-column-properties fo:break-before="auto" style:column-width="11.956cm"/>
    </style:style>
    <style:style style:name="co44" style:family="table-column">
      <style:table-column-properties fo:break-before="auto" style:column-width="2.258cm"/>
    </style:style>
    <style:style style:name="ro10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1.931cm" fo:break-before="auto" style:use-optimal-row-height="false"/>
    </style:style>
    <style:style style:name="ta4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5" style:family="table" style:master-page-name="PageStyle_5f_Welcome">
      <style:table-properties table:display="true" style:writing-mode="lr-tb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a6a6"/>
    </style:style>
    <style:style style:name="ce32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bf0f5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8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5">
        <office:forms form:automatic-focus="false" form:apply-design-mode="false"/>
        <table:table-column table:style-name="co4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5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6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11">
          <table:table-cell table:number-columns-repeated="64"/>
        </table:table-row>
        <table:table-row table:style-name="ro12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13">
          <table:table-cell table:style-name="ce15"/>
          <table:table-cell table:number-columns-repeated="63"/>
        </table:table-row>
        <table:table-row table:style-name="ro14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12">
          <table:table-cell table:style-name="ce42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42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9" table:default-cell-style-name="ce57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8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9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10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8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11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12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13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8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8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9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10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8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11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12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14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14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13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13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59" office:value-type="string" calcext:value-type="string">
            <office:annotation draw:style-name="gr13" draw:text-style-name="P2" svg:width="7.842cm" svg:height="0.741cm" svg:x="55.737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9" draw:text-style-name="P2" svg:width="7.285cm" svg:height="0.991cm" svg:x="63.5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keyword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4"/>
        </table:table-row>
        <table:table-row table:style-name="ro10">
          <table:table-cell table:number-columns-repeated="74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42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23:10:18.614342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10T23:11:18.310986241</dc:date>
    <meta:editing-duration>P30DT4H34M48S</meta:editing-duration>
    <meta:editing-cycles>206</meta:editing-cycles>
    <meta:document-statistic meta:table-count="3" meta:cell-count="141" meta:object-count="0"/>
  </office:meta>
</office:document-meta>
</file>